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50.00%" fo:text-align="center"/>
    </style:style>
    <style:style style:name="P2" style:family="paragraph">
      <style:paragraph-properties fo:line-height="150.00%" fo:text-align="left"/>
    </style:style>
  </office:automatic-styles>
  <office:body>
    <office:text>
      <text:p text:style-name="P1"><text:span text:style-name="T1"/></text:p>
      <text:p text:style-name="P1"><text:span text:style-name="T2">Childcare Application Project Description</text:span></text:p>
      <text:p text:style-name="P1"><text:span text:style-name="T3"/></text:p>
      <text:p text:style-name="P2"><text:span text:style-name="T4"><text:tab/>This application was designed by senior students, in the Eastern Washington University Computer Science Department. It provides a system through which parental guardians may check children in or out of the Spokane Club Childcare Center and provides detailed information of transactions. This application also provides many administrative tools that include: automatic billing calculations, guardian balance management, generation of billing reports for both guardians and Spokane Club employees, custom childcare events, and more. The overall goal of this application, is to ease and expedite the process through which childcare transactions are made, recorded, and organized. This user manual will provided detailed instructions for the use of this application, and all included tools.<text:s text:c="4"/></text:span></text:p>
      <text:p text:style-name="P2"><text:span text:style-name="T5"/></text:p>
      <text:p text:style-name="P2"><text:span text:style-name="T6"><text:tab/>This application is intended to run on a windows 7, 8, or 8.1 operating system with the .Net Framework version 4.5, and to have access to a SQLite database.<text:s text:c="2"/>The database used by this application will be a stand alone database and will not access other databases or data currently running on Spokane Club systems.<text:s text:c="2"/>The application itself will not interact with any of the Spokane Club's currently running systems.<text:s text:c="2"/>Certain security measures will be taken to prevent such attacks as SQL injection.<text:s text:c="2"/>To ensure the program is stable, we have engaged in extensive tests including unit tests.</text:span></text:p>
      <text:p text:style-name="P2"><text:span text:style-name="T7"/></text:p>
      <text:p text:style-name="P2"><text:span text:style-name="T8"><text:tab/>The application was developed using Visual Studio 2013 Ultimate edition , and the languages used are C# and XAML.<text:s text:c="2"/>The Spokane Club Childcare Application Software was being developed free of charge for use by the Spokane Club and as such, all liability and any necessary upkeep is the responsibility of the Spokane Club.</text:span></text:p>
      <text:p text:style-name="P2"><text:span text:style-name="T8"/></text:p>
      <text:p text:style-name="P2"><text:span text:style-name="T9">Possible Future Functionality/Updates:</text:span><text:span text:style-name="T10"/></text:p>
      <text:p text:style-name="P2"><text:span text:style-name="T10">SQL server support for multi-machine use.</text:span></text:p>
      <text:p text:style-name="P2"><text:span text:style-name="T10">Windows tablet compatability.</text:span></text:p>
      <text:p text:style-name="P2"><text:span text:style-name="T10">Better display/organization of billing balances.</text:span></text:p>
      <text:p text:style-name="P2"><text:span text:style-name="T10">More intuative design.</text:span></text:p>
      <text:p text:style-name="P2"><text:span text:style-name="T10">Easier recovery of deleted guardians.</text:span></text:p>
      <text:p text:style-name="P2"><text:span text:style-name="T10"/></text:p>
      <text:p text:style-name="P2"><text:span text:style-name="T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